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cm" fo:margin-right="0cm" fo:text-indent="0cm" style:auto-text-indent="false"/>
      <style:text-properties style:font-name="Liberation Serif" fo:language="sk" fo:country="SK"/>
    </style:style>
    <style:style style:name="P5" style:family="paragraph" style:parent-style-name="Standard">
      <style:paragraph-properties fo:margin-left="0cm" fo:margin-right="0cm" fo:text-indent="0cm"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Text_20_body">
      <style:text-properties style:font-name="Liberation Serif" fo:language="en" fo:country="US"/>
    </style:style>
    <style:style style:name="P8" style:family="paragraph" style:parent-style-name="Text_20_body">
      <style:text-properties style:font-name="Liberation Serif" fo:language="sk" fo:country="SK"/>
    </style:style>
    <style:style style:name="P9" style:family="paragraph" style:parent-style-name="Heading_20_1">
      <style:paragraph-properties fo:break-before="page"/>
      <style:text-properties style:font-name="Liberation Serif" fo:language="sk" fo:country="SK"/>
    </style:style>
    <style:style style:name="T1" style:family="text">
      <style:text-properties style:text-underline-style="none"/>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9"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6"/>
      <text:p text:style-name="P6">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6"/>
      <text:p text:style-name="P6">\subsection{Agilné prvky}</text:p>
      <text:p text:style-name="P6">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6"/>
      <text:p text:style-name="P6">V navrhovanej metóde sa budeme snažiť využiť vlastnosti agilných metód, aby bola zabezpečená čo najvyššia flexibilita vývoja. </text:p>
      <text:p text:style-name="P6"/>
      <text:p text:style-name="P6">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6"/>
      <text:p text:style-name="P6">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6"/>
      <text:p text:style-name="P6">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6"/>
      <text:p text:style-name="P6">\subsection{Využitie BPMN}</text:p>
      <text:p text:style-name="P6"/>
      <text:p text:style-name="P6">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6"/>
      <text:p text:style-name="P6">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6"/>
      <text:p text:style-name="P6">\subsection{Inšpirácia BDD}</text:p>
      <text:p text:style-name="P6"/>
      <text:p text:style-name="P6">Definovaná metóda čerpá veľkú inšpiráciu z Business Driven Development-u, ktorému sme sa venovali v tretej kapitole. \ref{sec:bdd} Preberá z BDD hlavnú myšlienku priblíženia vývoja <text:s/>k potrebám zákazníka. Produkované systémy majú splňovať aktuálne požiadavky a majú byť doručené čo najskôr, aby poskytli pre klienta potrebnú konkurenčnú výhodu. </text:p>
      <text:p text:style-name="P6"/>
      <text:p text:style-name="P6">Nová metóda vychádza zo životného cyklu definovaného v BDD. Zjednodušuje cely cyklus a upravuje jednotlivé fázy, aby zaberali čo najmenej času a úsilia. Zmeny ale neovplyvňujú robustnosť riešenia a nevnášajú neistotu z neúspechu projektu. <text:s/>Podobne ako bol pretransformovaný životný cyklus, sú pozmenené aj role. Ich kompetentnosti sú v niektorých prípadoch rozšírené a niektoré role sú naopak okresané prípadne úplne odstránené.</text:p>
      <text:p text:style-name="P6"/>
      <text:p text:style-name="P6">Podstatnou inspiráciu bola prvá fáza, ktorá sa venuje firemných procesom a ich modelovaniu. Stala sa hybnou silou novo-navrhnutej metódy. Nový postup mení spôsob a význam použitia modelovania firemných procesov. Využíva ich na zachytenie požiadavkov na systém a podobné grafické znázornenie procesov v organizácii, z ktorého je ľahké určiť prípady užitia a ich popis. Klient tak získava zrozumiteľnejší náhľad na budúci systém. \\</text:p>
      <text:p text:style-name="P6"/>
      <text:p text:style-name="P6">Novo-definovaná metóda prináša aj <text:s/>nové špecifiká, ktoré sú ovplyvnené hlavne myšlienkami plynúcimi z manifesta agilného programovania. Sú to hlavne myšlienky týkajúce sa prace v tíme a potlačenia nadbytočnej byrokracie. Ako bolo už vyššie zmienené, práca v tíme má byť inšpiratívna a povzbudzujúca k podávaniu čo najlepších výsledkov.</text:p>
      <text:p text:style-name="P6"/>
      <text:p text:style-name="P6">Jedným z hlavných prvkov BDD je využitie servisne orientovanej architektúry. Koncepcia SOA je finančne aj technicky veľmi náročná a neoplatí sa ju využívať na malé softvérové projekty. Pre nevhodnosť prístupu S0A sa preto odkloníme od praktík doporučovaných v BDD. Pre navrhovanú metódu sa radšej uchýlime ku klasickým riešeniam, ktoré sú dostupnejšie. Dynamickosť, ktorú ponúka servisná orientácia bude aproximovaná pomocou modularity systému. <text:s text:c="2"/></text:p>
      <text:p text:style-name="P6"/>
      <text:p text:style-name="P6">\section{Životný cyklus}</text:p>
      <text:p text:style-name="P6"><text:soft-page-break/>Pre navrhovanú metódu je definovaný životný cyklus, ktorý je zobrazený na obrázku \ref{fig:mypic}. Pokrýva vývoj od návrhu až po nasadenie systému. Má cyklický charakter, ktorý nám naznačuje iteratívno-inkrementálne vylepšovanie systému pri vývoji. Proces vývoja začína modelovaním firemných procesov. Po tejto fázy nastane identifikácia funkčných častí na základe, ktorej sa projekt rozdelí na menšie podčasti. Jednotlivými časťami je určená priorita a postupne prechádzajú vývojovými fázami. Ako prvou prechádzajú návrhom systému. Vyprodukované modely slúžia ako vstup do vývojovej fázy, ktorá je nasledovaná testovaním. <text:s/>Po ukončení testovania sa použiteľná časť systému zavádza do prevádzky. Cyklus pokračuje spracovaním ďalšej funkcionality. Pri výskyte nových požiadavkov je na ne možné reagovať pozmenením modelov a preusporiadaním postupnosti funkčných častí. Po ukončení poslednej iterácia a v prípade nevyskytnutia sa nových požiadavkov je vývoj softvéru ukončený. </text:p>
      <text:p text:style-name="P6"/>
      <text:p text:style-name="P6">\begin{figure}</text:p>
      <text:p text:style-name="P6"><text:s/>\centering</text:p>
      <text:p text:style-name="P6"><text:s/>\includegraphics[width=400px]{pic/mymod.png}</text:p>
      <text:p text:style-name="P6"><text:s/>\caption{Schéma životného cyklu navrhovanej metódy.}</text:p>
      <text:p text:style-name="P6"><text:s/>\label{fig:mypic}</text:p>
      <text:p text:style-name="P6">\end{figure}</text:p>
      <text:p text:style-name="P6"/>
      <text:p text:style-name="P6"/>
      <text:p text:style-name="P6">\begin{description}</text:p>
      <text:p text:style-name="P6">\item[Modelovanie firemných procesov] -- Účelom <text:s/>prvej fáze vývojového procesu je za pomoci klienta zozbierať požiadavky na budúci systém. Spísať špecifikáciu požiadavkov a hlavne namodelovať firemné procesy. <text:s/>Po odsúhlasení modelov zákazníkom sa určia prípady užitia a rozdelí sa funkcionalita. Zákazník určí prioritu jednotlivých ďalej vyvíjaných častí.</text:p>
      <text:p text:style-name="P6">\item[Návrh] -- Do návrhovej fázy vstupujú modely z predchádzajúcej činnosti. Tieto modely sú <text:s/>spracované na návrh budúceho systému. Prípady užitia sú popísané pomocou krokov vyplývajúcich z krokov firemných procesov. V prípade <text:s/>potreby sú v zriedkavých prípadoch bližšie modelované sekvenčnými diagramami. Statickú štruktúru budovaného systému zachytávame pomocou diagramu tried. </text:p>
      <text:p text:style-name="P7"/>
      <text:p text:style-name="P6">Výsledkom návrhovej činnosti je skromná sada diagramov, ktoré musia byť kombinované s vopred vzniknutými diagramami firemných procesov. Získaná výsledná sada modelov nám dostatočne popisuje budúci systém. Ako posledný bod návrhovej činnosti je určená architektúra, pomoci ktorej bude systém vyvíjaný (napr. Java, ASP .Net atď. ).</text:p>
      <text:p text:style-name="P6">\item[Vývoj] -- Pri implementácií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je riešené komunikáciou a dohodou v rámci riešiteľského tímu. Konečným produktom vývoja je testovateľná časť systému. <text:s text:c="3"/></text:p>
      <text:p text:style-name="P6">\item[Testovanie] -- Odhaľovanie chýb je dôležitou časťou každej metódy používanej pri súčasnom vývoji <text:s/>softvéru. Z dôvodu zabezpečenia maximálnej kvality každého produktu nesmie byť táto fáza opomenutá ani v navrhovanej metóde. Pri testovaní prejde systém sadou štandardných postupov testovania ako napr. automatizovanými testami, testami typu biela a čierna skrinka, akceptačnými testami atď. Pre nedostatočných výkonnostných výsledkoch sa vykonáva revízia kódu. Softvér, <text:soft-page-break/>ktorý spĺňa požiadavky na funkčnosť a kvalitu je posunutý do ďalšej fázy životného cyklu. <text:s text:c="7"/></text:p>
      <text:p text:style-name="P6">\item[Nasadenie] -- Na záver je otestovaná časť systému nasadená do prevádzky. <text:s/>Zákazník má možnosť pracovať s odovzdanou časťou systému. V prípade vzniknutia neočakávaných nedostatkov produktu môže zákazník vyžiadať úpravu vyvíjaného riešenia. Po úspešnom nasadení verzie systému si môže zákazník určiť nasledujúcu funkcionalitu, ktorá bude spracovaná a pridaná do produktu. V prípade nezmenia sa požiadavkov pokračuje cyklus podľa vopred stanovenej priority vývoja častí. <text:s text:c="2"/></text:p>
      <text:p text:style-name="P6">\end{description} <text:s/></text:p>
      <text:p text:style-name="P6"/>
      <text:p text:style-name="P6">\section{Využité role}</text:p>
      <text:p text:style-name="P6">Procesy prebiehajúce v navrhnutej metóde vyžadujú na zvládnutie znalosti z viacerých oborov informatiky a manažmentu. Osoby pracujúce na vývoji softvéru sa ocitajú v niekoľkých preddefinovaných roliach. Každá z rolí vykonáva špecifickú úlohu počas životného cyklu tvorenia produktu a je nepostrádateľná na úspešné dosiahnutie cieľa. </text:p>
      <text:p text:style-name="P6"/>
      <text:p text:style-name="P6">Pretože sa venujeme produkovaním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í v prípade, že splňujú potrebnú kvalifikáciu. </text:p>
      <text:p text:style-name="P6"/>
      <text:p text:style-name="P6">Navrhovaná metóda definuje nasledujúce role:</text:p>
      <text:p text:style-name="P6"/>
      <text:p text:style-name="P6">\begin{description}</text:p>
      <text:p text:style-name="P6">\item[Firemný analytik] -- Jeho úlohou je komunikovať zo zákazníkom, pochopiť jeho potreby a fungovanie prostredia, do ktorého bude systém vyvíjaný. Na základe zozbieraných znalostí vypracuje firemný analytik sadu modelov, ktoré zachytia procesy prebiehajúce v organizácií. Opierajúc sa o tieto diagramy komunikuje zo zákazníkom o jich korektnosti a spoločne s návrhárom systému môžu diskutovať o možných vylepšeniach procesov. <text:s text:c="3"/></text:p>
      <text:p text:style-name="P6"><text:span text:style-name="T2">\</text:span>item[Návrhár] -- Jeho hlavnou úlohou je zachytenie dynamickej a statickej štruktúry systému. Využíva na to modely vyprodukované pri analýze podniku a komunikuje o riešeniach s firemným analytikom. Vo firemných procesoch identifikuje prípady užitia, čím zväzuje tieto modely s modelmi, ktoré zachytávajú návrh systému. Má na starosti navrhnutie vykonateľných technických riešení k požiadavkám od zákazníka. Úlohou návrhára je tiež voľba vhodnej architektúry systému po dohode so zákazníkom. <text:s/></text:p>
      <text:p text:style-name="P6">\item[Vývojár] -- Má na starosti prevedenie navrhnutých modelov do fungujúcej a nasaditeľnej podoby. Väčšiu nízko úrovňových otázok týkajúcich sa implementačných detailov má na starosti vyriešiť sám. V prípade nepochopenia zadania alebo pri prípadných komplikáciách pri svojej práci môže konzultovať ich riešenia s návrhárom. <text:s text:c="3"/></text:p>
      <text:p text:style-name="P6">\item[Tester] -- Má na starosti overenie funkcionality a zaistenie kvality odovzdaného systému. Tým že pracuje s konečnou funkčnou podobou časti systému, je táto roľa rozšírená aj o zodpovednosti <text:s text:c="2"/>týkajúce sa nasadenia systému. Pomáha zákazníkovi po predaní produktu z jeho nasadením a poskytuje mu informácie týkajúce sa jeho fungovania. Prípadné konfigurovanie produktu spadá tiež do povinnosti testera. <text:s text:c="7"/></text:p>
      <text:p text:style-name="P6">\end{description}</text:p>
      <text:p text:style-name="P6"><text:soft-page-break/></text:p>
      <text:p text:style-name="P6">Pre zákazníka nie je stanovená rola, lebo jeho pozícia pri vývoji odpovedá jeho osobe. Má však vo všetkých prebiehajúcich procesoch významnú úlohu. Podieľa sa pri vývoji produktu a to nie len počas počiatočnej fázy, keď sú zbierané požiadavky na systém, ale aktívne sa podieľa aj na ovplyvňovaní vyvíjaného produktu počas celej doby vývoja. Neseriózny prístup k vývoju zo strany objednávateľa vážne narušuje úspešnosť zvládnutia projektu a kvalitu odovzdávaného produktu.</text:p>
      <text:p text:style-name="P6"/>
      <text:p text:style-name="P6"><text:bookmark-start text:name="DDE_LINK"/>\section{Vývoj softvérového projektu}</text:p>
      <text:p text:style-name="P6">V nasledujúcej časti tejto práce sa budeme venovať postupu, akým bude softvér vyvíjaný pomocou novo vyvíjanej metódy pre spracovanie malých softvérových projektov. Pozornosť bude venovaná každej fázy životného cyklu a podrobne budú popísané role a činnosti, ktoré sa jej zúčastňujú. </text:p>
      <text:p text:style-name="P6"/>
      <text:p text:style-name="P6">\subsection{Špecifikácia požiadavkov}</text:p>
      <text:p text:style-name="P6">Úvodná činnosť pri vyvíjaní softvérového projektu musí byť venovaná zbierania poznatkov o systéme, ktorý budeme tvoriť. Táto činnosť spadá do fázy modelovania firemných procesov. Firemný analytik intenzívne komunikuje zo zákazníkom. Pri vzájomnej komunikácií si analytik objasňuje nároky, ktoré bude zákazník klásť na budúci systém. V prípade, že s budúcim systémom bude pracovať širší okruch pracovníkov vo firme, musia byť do zbierania požiadavok zahrnutý aj oni. </text:p>
      <text:p text:style-name="P6"/>
      <text:p text:style-name="P6">Na základe zozbieraných požiadavkov od zákazníka je zostavený dokument špecifikácie požiadaviek na budúci systém. Pretože pracujeme z neveľkými projektami špecifikácia by nemala byť extrémne rozsiahla a zákazník by nemal mať problém preštudovať ju a vyjadriť k nej svoje pripomienky. Po dokončení špecifikácie požiadaviek a jej odsúhlasení zo strany klienta môžeme postúpiť k ďalšej činnosti. \\</text:p>
      <text:p text:style-name="P6"/>
      <text:p text:style-name="P6">Míľnikom pre ukončenie prvej časti projektu je odsúhlasená špecifikácia požiadavkov. </text:p>
      <text:p text:style-name="P6"/>
      <text:p text:style-name="P6">\subsection{Návrh firemných procesov}</text:p>
      <text:p text:style-name="P6">Podobne ako predchádzajúca činnosť spadá aj návrh firemných procesov do <text:s/>prvej fázy životného cyklu. Skladá sa z viacerých činnosti, ktorých cieľom je graficky spracovať dokument špecifikácií požiadaviek <text:s/>získaný v predchádzajúcou činnosťou. <text:span text:style-name="T2">\\</text:span></text:p>
      <text:p text:style-name="P7"/>
      <text:p text:style-name="P6">Podrobným preštudovaním špecifikácie a na základe získaných informácií z prostredia, kde bude systém nasadený, firemný analytik začne modelovať firemné procesy. Na ich modelovanie využíva BPMN. Vzniknuté modely podrobne popisujú postup činnosti, ktoré vedú k vykonaniu určitého procesu vo firme. Jednotlivé diagramy obsahujú okrem sledu úloh aj role zodpovedné za vykonanie určitých úloh. V procesoch identifikujeme pasáže, ktoré môžu byť automatizované a pridelíme ich vykonanie systémovej roli. Na prideľovanie činností k roliam použijeme koncepciu plaveckých dráh, ktoré poskytuje BPMN. </text:p>
      <text:p text:style-name="P6"/>
      <text:p text:style-name="P6">Odporúčaný spôsob návrhu firemných procesov je využitie prístupu modelovania zhora na dol. Získavame tým hierarchickú štruktúru diagramov, kde v najvyššej úrovni zachytávame globálny pohľad na hlavné činnosti vykonávané v organizácií. Postupnou dekompozíciou týchto hlavných <text:soft-page-break/>aktivít získavame podrobný popis aktivít definovaných <text:s/>na vyššej úrovni. Úlohy na najnižšej úrovni dekompozície zachytávajú atomické činnosti, ktoré sú vo firme vykonávané, a využívajú sa neskôr ako kroky prípadov užitia. </text:p>
      <text:p text:style-name="P6"/>
      <text:p text:style-name="P6">Po namodelovaní kompletnej hierarchie procesov, konzultujeme výsledky zo zákazníkom a vykonávame prípadne nutné úpravy. Po odsúhlasení modelov zo strany zákazníka nasleduje porada z návrhárom systému. Celý systém je rozdelený na menšie časti podla funkcionality, ktoré predstavujú iterácie. Vymedzený oddiel musí poskytovať ucelenú funkcionalitu, prínosnú pre zákazníka. Jednotlivým častiam je priradená priorita na základe klientových požiadavkov, podla ktorej je systém postupne vyvíjaný. Zostavením plánu ne určenie poradia iterácií a inkrementov je ukončená prvá fáza životného cyklu. \\</text:p>
      <text:p text:style-name="P6"/>
      <text:p text:style-name="P6">Míľniky pre fázu návrhu firemných procesov sú hierarchická sada diagramov, ktorá popisuje budúci systém a plán iterácií a inkrementov podľa ktorého bude systém postupne vyvíjaný. </text:p>
      <text:p text:style-name="P6"/>
      <text:p text:style-name="P6">\subsection{Návrh systému}</text:p>
      <text:p text:style-name="P6">Prvou činnosťou návrhovej fázy životného cyklu je spracovanie modelov firemných procesov. Identifikujeme v nich prípady užitia, ktoré graficky popíšeme časťami diagramov, z ktorých sme vychádzali. <text:s/>Jasne sa tým previažu diagramy firemných procesov s prípadmi užitia, ktoré budú ďalej podľa potreby spracúvané.</text:p>
      <text:p text:style-name="P6"/>
      <text:p text:style-name="P6">Určenie prípadov užitia by malo byť pomerne jednoduché a mechanické. Po preštudovaní firemných procesom vyberieme z nich časti, ktoré boli určené na automatizáciu a neprerušený sled krokov označíme ako prípad užitia. Neprerušenosťou myslime to, že počas vykonávania sekvencie úloh, nezasahuje do ich vykonávania žiadna rola identifikovaná v procesoch.</text:p>
      <text:p text:style-name="P6"/>
      <text:p text:style-name="P6">Obyčajne sa diagramy prípadov 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užitia, pre ktorý by popis pomocou krokov z BPMN diagramu nestačil, môže byť pre objasnenie funkcie použitý sekvenčný diagram. <text:s/>\\</text:p>
      <text:p text:style-name="P6"/>
      <text:p text:style-name="P6">Druhá časť návrhovej fázy je zameraná na zachytenie statickej štruktúry systému. Pre grafické zachytenie tohoto pohľadu využijeme diagram tried. Návrhár pomocou tohoto diagramu rozčleňuje budúcu funkcionalitu do logických zoskupení a sprehľadňuje štruktúru kódu. Môže nim nastoliť šablónu pre programátora, vyznačením premenných a metód, ktoré budú v triede použité. Pri návrhu môžu byť použité návrhové vzory, čím sa zvyšujeme robustnosť riešenia. <text:s text:c="2"/>\\</text:p>
      <text:p text:style-name="P6"/>
      <text:p text:style-name="P6">Míľnikom pre ukončenie modelovania dynamickej štruktúry systému sú diagramy, ktoré zachytávajú statickú a dynamickú štruktúru systému. Dynamická je určená pomocou prípadov užitia, ktoré sú popísané pomocou krokov z firemných procesov a môžu byť rozšírené o sekvenčné diagramy. Statickú štruktúru určuje diagram tried.</text:p>
      <text:p text:style-name="P6"><text:bookmark-end text:name="DDE_LINK"/><text:bookmark-start text:name="DDE_LINK1"/><text:bookmark-end text:name="DDE_LINK1"/>\subsection{Vývoj}</text:p>
      <text:p text:style-name="P6"/>
      <text:p text:style-name="P6"><text:soft-page-break/>\subsection{Testovanie}</text:p>
      <text:p text:style-name="P6"/>
      <text:p text:style-name="P6">\subsection{Nasadenie a odovzdanie}</text:p>
      <text:p text:style-name="P6"/>
      <text:p text:style-name="P6"/>
      <text:p text:style-name="P6"/>
      <text:p text:style-name="P6"/>
      <text:p text:style-name="P6"/>
      <text:p text:style-name="P6"/>
      <text:p text:style-name="P6"/>
      <text:p text:style-name="P6"/>
      <text:p text:style-name="P6"/>
      <text:p text:style-name="P6"/>
      <text:h text:style-name="Heading_20_1" text:outline-level="1"/>
      <text:h text:style-name="Heading_20_1" text:outline-level="1"/>
      <text:h text:style-name="Heading_20_1" text:outline-level="1"/>
      <text:h text:style-name="Heading_20_1" text:outline-level="1"/>
      <text:h text:style-name="Heading_20_1" text:outline-level="1">prakticka cast</text:h>
      <text:p text:style-name="P6">\section{Špecifikácia požiadavkov}</text:p>
      <text:p text:style-name="P6">\section{Návrh firemných procesov}</text:p>
      <text:p text:style-name="P6">\subsection{Identifikácia procesov}</text:p>
      <text:p text:style-name="P6">\subsection{Určenie hlavného procesu}</text:p>
      <text:p text:style-name="P6">\subsection{Dekompozicia procesu}</text:p>
      <text:p text:style-name="P6">\subsection{Určenie komponent}</text:p>
      <text:p text:style-name="P6">\section{Naplánovanie iterácii a inkrementov}</text:p>
      <text:p text:style-name="P6">\section{Popis prípadov užitia}</text:p>
      <text:p text:style-name="P6">\subsection{Previazanie BPMN a prípadov užitia}</text:p>
      <text:p text:style-name="P6">\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0T20:54:09</dc:date>
    <dc:creator>Miroslav Ligas</dc:creator>
    <meta:editing-duration>PT312H05M30S</meta:editing-duration>
    <meta:editing-cycles>141</meta:editing-cycles>
    <meta:generator>OpenOffice.org/3.0$Linux OpenOffice.org_project/300m15$Build-9379</meta:generator>
    <meta:document-statistic meta:table-count="0" meta:image-count="0" meta:object-count="0" meta:page-count="25" meta:paragraph-count="376" meta:word-count="9128" meta:character-count="69393"/>
    <meta:user-defined meta:name="Info 1"/>
    <meta:user-defined meta:name="Info 2"/>
    <meta:user-defined meta:name="Info 3"/>
    <meta:user-defined meta:name="Info 4"/>
  </office:meta>
</office:document-meta>
</file>